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vDd4MmWDw0cSegDQJ1r3JxEHsH2LB3OjfW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0:13:20.531139010</meta:creation-date>
    <dc:date>2025-07-03T10:13:47.200280276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24.2.7.2$Linux_X86_64 LibreOffice_project/420$Build-2</meta:generator>
  </office:meta>
</office:document-meta>
</file>